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_0_37__32_-_32_Accent4" style:data-style-name="N0">
      <style:table-cell-properties fo:background-color="#FFD966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13"/>
    <style:style style:name="co1" style:family="table-column">
      <style:table-column-properties fo:break-before="auto" style:column-width="1.0795cm"/>
    </style:style>
    <style:style style:name="co2" style:family="table-column">
      <style:table-column-properties fo:break-before="auto" style:column-width="1.18533333333333cm"/>
    </style:style>
    <style:style style:name="co3" style:family="table-column">
      <style:table-column-properties fo:break-before="auto" style:column-width="0.275166666666667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3.37692in" svg:y="0.16702in" svg:width="5.2575in" svg:height="4.663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6" table:number-columns-repeated="16375" table:default-cell-style-name="ce1"/>
        <table:table-row table:style-name="ro1">
          <table:table-cell office:value-type="float" office:value="2311" table:style-name="ce1">
            <text:p>2311</text:p>
          </table:table-cell>
          <table:table-cell office:value-type="float" office:value="-4755" table:formula="of:=-[.C1]" table:style-name="ce1">
            <text:p>-4755</text:p>
          </table:table-cell>
          <table:table-cell office:value-type="float" office:value="4755" table:style-name="ce1">
            <text:p>4755</text:p>
          </table:table-cell>
          <table:table-cell office:value-type="float" office:value="3.45" table:formula="of:=MROUND(6.8*35.3/32.3*[.A1]/5000; 0.05)" table:style-name="ce1">
            <text:p>3.45</text:p>
          </table:table-cell>
          <table:table-cell office:value-type="float" office:value="0.4" table:formula="of:=MROUND(7.8*35.3/32.3*(5000+[.B1])/5000; 0.05)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1625" table:style-name="ce1">
            <text:p>1625</text:p>
          </table:table-cell>
          <table:table-cell office:value-type="float" office:value="-4125" table:formula="of:=-[.I1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float" office:value="-4583" table:formula="of:=-[.C2]" table:style-name="ce1">
            <text:p>-4583</text:p>
          </table:table-cell>
          <table:table-cell office:value-type="float" office:value="4583" table:style-name="ce1">
            <text:p>4583</text:p>
          </table:table-cell>
          <table:table-cell office:value-type="float" office:value="3.85" table:formula="of:=MROUND(7.51*[.A2]/5000; 0.05)" table:style-name="ce1">
            <text:p>3.85</text:p>
          </table:table-cell>
          <table:table-cell office:value-type="float" office:value="0.75" table:formula="of:=MROUND(8.77*(5000+[.B2])/5000; 0.05)" table:style-name="ce1">
            <text:p>0.75</text:p>
          </table:table-cell>
          <table:table-cell office:value-type="float" office:value="1" table:style-name="ce1">
            <text:p>1</text:p>
          </table:table-cell>
          <table:table-cell office:value-type="float" office:value="1375" table:style-name="ce1">
            <text:p>1375</text:p>
          </table:table-cell>
          <table:table-cell office:value-type="float" office:value="-4125" table:formula="of:=-[.I2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float" office:value="-4567" table:formula="of:=-[.C3]" table:style-name="ce1">
            <text:p>-4567</text:p>
          </table:table-cell>
          <table:table-cell office:value-type="float" office:value="4567" table:style-name="ce1">
            <text:p>4567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3875" table:formula="of:=-[.I3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3430" table:style-name="ce1">
            <text:p>3430</text:p>
          </table:table-cell>
          <table:table-cell office:value-type="float" office:value="-4466" table:formula="of:=-[.C4]" table:style-name="ce1">
            <text:p>-4466</text:p>
          </table:table-cell>
          <table:table-cell office:value-type="float" office:value="4466" table:style-name="ce1">
            <text:p>4466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4375" table:formula="of:=-[.I4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-4407" table:formula="of:=-[.C5]" table:style-name="ce1">
            <text:p>-4407</text:p>
          </table:table-cell>
          <table:table-cell office:value-type="float" office:value="4407" table:style-name="ce1">
            <text:p>4407</text:p>
          </table:table-cell>
          <table:table-cell table:number-columns-repeated="3" table:style-name="ce1"/>
          <table:table-cell office:value-type="float" office:value="2125" table:style-name="ce1">
            <text:p>2125</text:p>
          </table:table-cell>
          <table:table-cell office:value-type="float" office:value="-4125" table:formula="of:=-[.I5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float" office:value="-4379" table:formula="of:=-[.C6]" table:style-name="ce1">
            <text:p>-4379</text:p>
          </table:table-cell>
          <table:table-cell office:value-type="float" office:value="4379" table:style-name="ce1">
            <text:p>4379</text:p>
          </table:table-cell>
          <table:table-cell office:value-type="float" office:value="3.7" table:formula="of:=MROUND(7.51*[.A6]/5000; 0.05)" table:style-name="ce1">
            <text:p>3.7</text:p>
          </table:table-cell>
          <table:table-cell office:value-type="float" office:value="1.1000000000000001" table:formula="of:=MROUND(8.77*(5000+[.B6])/5000; 0.05)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1875" table:style-name="ce1">
            <text:p>1875</text:p>
          </table:table-cell>
          <table:table-cell office:value-type="float" office:value="-2375" table:formula="of:=-[.I6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3598" table:style-name="ce1">
            <text:p>3598</text:p>
          </table:table-cell>
          <table:table-cell office:value-type="float" office:value="-4363" table:formula="of:=-[.C7]" table:style-name="ce1">
            <text:p>-4363</text:p>
          </table:table-cell>
          <table:table-cell office:value-type="float" office:value="4363" table:style-name="ce1">
            <text:p>4363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2125" table:formula="of:=-[.I7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float" office:value="-4334" table:formula="of:=-[.C8]" table:style-name="ce1">
            <text:p>-4334</text:p>
          </table:table-cell>
          <table:table-cell office:value-type="float" office:value="4334" table:style-name="ce1">
            <text:p>4334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2375" table:formula="of:=-[.I8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-4167" table:formula="of:=-[.C9]" table:style-name="ce1">
            <text:p>-4167</text:p>
          </table:table-cell>
          <table:table-cell office:value-type="float" office:value="4167" table:style-name="ce1">
            <text:p>4167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2625" table:formula="of:=-[.I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float" office:value="-4111" table:formula="of:=-[.C10]" table:style-name="ce1">
            <text:p>-4111</text:p>
          </table:table-cell>
          <table:table-cell office:value-type="float" office:value="4111" table:style-name="ce1">
            <text:p>4111</text:p>
          </table:table-cell>
          <table:table-cell office:value-type="float" office:value="3.6500000000000004" table:formula="of:=MROUND(7.51*[.A10]/5000; 0.05)" table:style-name="ce1">
            <text:p>3.65</text:p>
          </table:table-cell>
          <table:table-cell office:value-type="float" office:value="1.55" table:formula="of:=MROUND(8.77*(5000+[.B10])/5000; 0.05)" table:style-name="ce1">
            <text:p>1.55</text:p>
          </table:table-cell>
          <table:table-cell office:value-type="float" office:value="3" table:style-name="ce1">
            <text:p>3</text:p>
          </table:table-cell>
          <table:table-cell office:value-type="float" office:value="1875" table:style-name="ce1">
            <text:p>1875</text:p>
          </table:table-cell>
          <table:table-cell office:value-type="float" office:value="-2125" table:formula="of:=-[.I10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3299" table:style-name="ce1">
            <text:p>3299</text:p>
          </table:table-cell>
          <table:table-cell office:value-type="float" office:value="-4048" table:formula="of:=-[.C11]" table:style-name="ce1">
            <text:p>-4048</text:p>
          </table:table-cell>
          <table:table-cell office:value-type="float" office:value="4048" table:style-name="ce1">
            <text:p>4048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2625" table:formula="of:=-[.I11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float" office:value="-3935" table:formula="of:=-[.C12]" table:style-name="ce1">
            <text:p>-3935</text:p>
          </table:table-cell>
          <table:table-cell office:value-type="float" office:value="3935" table:style-name="ce1">
            <text:p>3935</text:p>
          </table:table-cell>
          <table:table-cell office:value-type="float" office:value="2.75" table:formula="of:=MROUND(7.51*[.A12]/5000; 0.05)" table:style-name="ce1">
            <text:p>2.75</text:p>
          </table:table-cell>
          <table:table-cell office:value-type="float" office:value="1.85" table:formula="of:=MROUND(8.77*(5000+[.B12])/5000; 0.05)" table:style-name="ce1">
            <text:p>1.85</text:p>
          </table:table-cell>
          <table:table-cell office:value-type="float" office:value="9" table:style-name="ce1">
            <text:p>9</text:p>
          </table:table-cell>
          <table:table-cell office:value-type="float" office:value="2125" table:style-name="ce1">
            <text:p>2125</text:p>
          </table:table-cell>
          <table:table-cell office:value-type="float" office:value="-2125" table:formula="of:=-[.I12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float" office:value="-3849" table:formula="of:=-[.C13]" table:style-name="ce1">
            <text:p>-3849</text:p>
          </table:table-cell>
          <table:table-cell office:value-type="float" office:value="3849" table:style-name="ce1">
            <text:p>3849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3125" table:formula="of:=-[.I13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-3841" table:formula="of:=-[.C14]" table:style-name="ce1">
            <text:p>-3841</text:p>
          </table:table-cell>
          <table:table-cell office:value-type="float" office:value="3841" table:style-name="ce1">
            <text:p>3841</text:p>
          </table:table-cell>
          <table:table-cell office:value-type="float" office:value="3.1" table:formula="of:=MROUND(7.51*[.A14]/5000; 0.05)" table:style-name="ce1">
            <text:p>3.1</text:p>
          </table:table-cell>
          <table:table-cell office:value-type="float" office:value="2.0500000000000003" table:formula="of:=MROUND(8.77*(5000+[.B14])/5000; 0.05)" table:style-name="ce1">
            <text:p>2.05</text:p>
          </table:table-cell>
          <table:table-cell office:value-type="float" office:value="7" table:style-name="ce1">
            <text:p>7</text:p>
          </table:table-cell>
          <table:table-cell office:value-type="float" office:value="4125" table:style-name="ce1">
            <text:p>4125</text:p>
          </table:table-cell>
          <table:table-cell office:value-type="float" office:value="-3625" table:formula="of:=-[.I14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-3839" table:formula="of:=-[.C15]" table:style-name="ce1">
            <text:p>-3839</text:p>
          </table:table-cell>
          <table:table-cell office:value-type="float" office:value="3839" table:style-name="ce1">
            <text:p>3839</text:p>
          </table:table-cell>
          <table:table-cell office:value-type="float" office:value="2.3000000000000003" table:formula="of:=MROUND(7.51*[.A15]/5000; 0.05)" table:style-name="ce1">
            <text:p>2.3</text:p>
          </table:table-cell>
          <table:table-cell office:value-type="float" office:value="2.0500000000000003" table:formula="of:=MROUND(8.77*(5000+[.B15])/5000; 0.05)" table:style-name="ce1">
            <text:p>2.05</text:p>
          </table:table-cell>
          <table:table-cell office:value-type="float" office:value="10" table:style-name="ce1">
            <text:p>10</text:p>
          </table:table-cell>
          <table:table-cell office:value-type="float" office:value="3125" table:style-name="ce1">
            <text:p>3125</text:p>
          </table:table-cell>
          <table:table-cell office:value-type="float" office:value="-3125" table:formula="of:=-[.I15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float" office:value="-3839" table:formula="of:=-[.C16]" table:style-name="ce1">
            <text:p>-3839</text:p>
          </table:table-cell>
          <table:table-cell office:value-type="float" office:value="3839" table:style-name="ce1">
            <text:p>3839</text:p>
          </table:table-cell>
          <table:table-cell office:value-type="float" office:value="4.1000000000000005" table:formula="of:=MROUND(7.51*[.A16]/5000; 0.05)" table:style-name="ce1">
            <text:p>4.1</text:p>
          </table:table-cell>
          <table:table-cell office:value-type="float" office:value="2.0500000000000003" table:formula="of:=MROUND(8.77*(5000+[.B16])/5000; 0.05)" table:style-name="ce1">
            <text:p>2.05</text:p>
          </table:table-cell>
          <table:table-cell office:value-type="float" office:value="8" table:style-name="ce1">
            <text:p>8</text:p>
          </table:table-cell>
          <table:table-cell office:value-type="float" office:value="3875" table:style-name="ce1">
            <text:p>3875</text:p>
          </table:table-cell>
          <table:table-cell office:value-type="float" office:value="-3625" table:formula="of:=-[.I16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-3822" table:formula="of:=-[.C17]" table:style-name="ce1">
            <text:p>-3822</text:p>
          </table:table-cell>
          <table:table-cell office:value-type="float" office:value="3822" table:style-name="ce1">
            <text:p>3822</text:p>
          </table:table-cell>
          <table:table-cell office:value-type="float" office:value="2" table:formula="of:=MROUND(7.51*[.A17]/5000; 0.05)" table:style-name="ce1">
            <text:p>2</text:p>
          </table:table-cell>
          <table:table-cell office:value-type="float" office:value="2.0500000000000003" table:formula="of:=MROUND(8.77*(5000+[.B17])/5000; 0.05)" table:style-name="ce1">
            <text:p>2.05</text:p>
          </table:table-cell>
          <table:table-cell office:value-type="float" office:value="11" table:style-name="ce1">
            <text:p>11</text:p>
          </table:table-cell>
          <table:table-cell office:value-type="float" office:value="3875" table:style-name="ce1">
            <text:p>3875</text:p>
          </table:table-cell>
          <table:table-cell office:value-type="float" office:value="-3875" table:formula="of:=-[.I17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float" office:value="-3821" table:formula="of:=-[.C18]" table:style-name="ce1">
            <text:p>-3821</text:p>
          </table:table-cell>
          <table:table-cell office:value-type="float" office:value="3821" table:style-name="ce1">
            <text:p>3821</text:p>
          </table:table-cell>
          <table:table-cell office:value-type="float" office:value="3.95" table:formula="of:=MROUND(7.51*[.A18]/5000; 0.05)" table:style-name="ce1">
            <text:p>3.95</text:p>
          </table:table-cell>
          <table:table-cell office:value-type="float" office:value="2.0500000000000003" table:formula="of:=MROUND(8.77*(5000+[.B18])/5000; 0.05)" table:style-name="ce1">
            <text:p>2.05</text:p>
          </table:table-cell>
          <table:table-cell office:value-type="float" office:value="6" table:style-name="ce1">
            <text:p>6</text:p>
          </table:table-cell>
          <table:table-cell office:value-type="float" office:value="3625" table:style-name="ce1">
            <text:p>3625</text:p>
          </table:table-cell>
          <table:table-cell office:value-type="float" office:value="-3875" table:formula="of:=-[.I18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float" office:value="-3786" table:formula="of:=-[.C19]" table:style-name="ce1">
            <text:p>-3786</text:p>
          </table:table-cell>
          <table:table-cell office:value-type="float" office:value="3786" table:style-name="ce1">
            <text:p>3786</text:p>
          </table:table-cell>
          <table:table-cell office:value-type="float" office:value="3.5" table:formula="of:=MROUND(7.51*[.A19]/5000; 0.05)" table:style-name="ce1">
            <text:p>3.5</text:p>
          </table:table-cell>
          <table:table-cell office:value-type="float" office:value="2.15" table:formula="of:=MROUND(8.77*(5000+[.B19])/5000; 0.05)" table:style-name="ce1">
            <text:p>2.15</text:p>
          </table:table-cell>
          <table:table-cell office:value-type="float" office:value="5" table:style-name="ce1">
            <text:p>5</text:p>
          </table:table-cell>
          <table:table-cell office:value-type="float" office:value="875" table:style-name="ce1">
            <text:p>875</text:p>
          </table:table-cell>
          <table:table-cell office:value-type="float" office:value="-1125" table:formula="of:=-[.I19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float" office:value="-3761" table:formula="of:=-[.C20]" table:style-name="ce1">
            <text:p>-3761</text:p>
          </table:table-cell>
          <table:table-cell office:value-type="float" office:value="3761" table:style-name="ce1">
            <text:p>3761</text:p>
          </table:table-cell>
          <table:table-cell table:number-columns-repeated="3" table:style-name="ce1"/>
          <table:table-cell office:value-type="float" office:value="1125" table:style-name="ce1">
            <text:p>1125</text:p>
          </table:table-cell>
          <table:table-cell office:value-type="float" office:value="-875" table:formula="of:=-[.I20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3616" table:style-name="ce1">
            <text:p>3616</text:p>
          </table:table-cell>
          <table:table-cell office:value-type="float" office:value="-3740" table:formula="of:=-[.C21]" table:style-name="ce1">
            <text:p>-3740</text:p>
          </table:table-cell>
          <table:table-cell office:value-type="float" office:value="3740" table:style-name="ce1">
            <text:p>3740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875" table:formula="of:=-[.I2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3845" table:style-name="ce1">
            <text:p>3845</text:p>
          </table:table-cell>
          <table:table-cell office:value-type="float" office:value="-3704" table:formula="of:=-[.C22]" table:style-name="ce1">
            <text:p>-3704</text:p>
          </table:table-cell>
          <table:table-cell office:value-type="float" office:value="3704" table:style-name="ce1">
            <text:p>3704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1125" table:formula="of:=-[.I22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float" office:value="-3646" table:formula="of:=-[.C23]" table:style-name="ce1">
            <text:p>-3646</text:p>
          </table:table-cell>
          <table:table-cell office:value-type="float" office:value="3646" table:style-name="ce1">
            <text:p>3646</text:p>
          </table:table-cell>
          <table:table-cell table:number-columns-repeated="3" table:style-name="ce1"/>
          <table:table-cell office:value-type="float" office:value="875" table:style-name="ce1">
            <text:p>875</text:p>
          </table:table-cell>
          <table:table-cell office:value-type="float" office:value="-875" table:formula="of:=-[.I23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float" office:value="-3638" table:formula="of:=-[.C24]" table:style-name="ce1">
            <text:p>-3638</text:p>
          </table:table-cell>
          <table:table-cell office:value-type="float" office:value="3638" table:style-name="ce1">
            <text:p>3638</text:p>
          </table:table-cell>
          <table:table-cell office:value-type="float" office:value="3.6" table:formula="of:=MROUND(7.51*[.A24]/5000; 0.05)" table:style-name="ce1">
            <text:p>3.6</text:p>
          </table:table-cell>
          <table:table-cell office:value-type="float" office:value="2.4000000000000004" table:formula="of:=MROUND(8.77*(5000+[.B24])/5000; 0.05)" table:style-name="ce1">
            <text:p>2.4</text:p>
          </table:table-cell>
          <table:table-cell office:value-type="float" office:value="4" table:style-name="ce1">
            <text:p>4</text:p>
          </table:table-cell>
          <table:table-cell office:value-type="float" office:value="1125" table:style-name="ce1">
            <text:p>1125</text:p>
          </table:table-cell>
          <table:table-cell office:value-type="float" office:value="-1125" table:formula="of:=-[.I24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3271" table:style-name="ce1">
            <text:p>3271</text:p>
          </table:table-cell>
          <table:table-cell office:value-type="float" office:value="-3604" table:formula="of:=-[.C25]" table:style-name="ce1">
            <text:p>-3604</text:p>
          </table:table-cell>
          <table:table-cell office:value-type="float" office:value="3604" table:style-name="ce1">
            <text:p>3604</text:p>
          </table:table-cell>
          <table:table-cell table:number-columns-repeated="3" table:style-name="ce1"/>
          <table:table-cell office:value-type="float" office:value="625" table:style-name="ce1">
            <text:p>625</text:p>
          </table:table-cell>
          <table:table-cell office:value-type="float" office:value="-1125" table:formula="of:=-[.I25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-3509" table:formula="of:=-[.C26]" table:style-name="ce1">
            <text:p>-3509</text:p>
          </table:table-cell>
          <table:table-cell office:value-type="float" office:value="3509" table:style-name="ce1">
            <text:p>3509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3875" table:formula="of:=-[.I26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3951" table:style-name="ce1">
            <text:p>3951</text:p>
          </table:table-cell>
          <table:table-cell office:value-type="float" office:value="-3481" table:formula="of:=-[.C27]" table:style-name="ce1">
            <text:p>-3481</text:p>
          </table:table-cell>
          <table:table-cell office:value-type="float" office:value="3481" table:style-name="ce1">
            <text:p>3481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3625" table:formula="of:=-[.I27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-3399" table:formula="of:=-[.C28]" table:style-name="ce1">
            <text:p>-3399</text:p>
          </table:table-cell>
          <table:table-cell office:value-type="float" office:value="3399" table:style-name="ce1">
            <text:p>3399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3375" table:formula="of:=-[.I28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office:value-type="float" office:value="4317" table:style-name="ce1">
            <text:p>4317</text:p>
          </table:table-cell>
          <table:table-cell office:value-type="float" office:value="-3288" table:formula="of:=-[.C29]" table:style-name="ce1">
            <text:p>-3288</text:p>
          </table:table-cell>
          <table:table-cell office:value-type="float" office:value="3288" table:style-name="ce1">
            <text:p>3288</text:p>
          </table:table-cell>
          <table:table-cell table:number-columns-repeated="3" table:style-name="ce1"/>
          <table:table-cell office:value-type="float" office:value="2125" table:style-name="ce1">
            <text:p>2125</text:p>
          </table:table-cell>
          <table:table-cell office:value-type="float" office:value="-2375" table:formula="of:=-[.I29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3597" table:style-name="ce1">
            <text:p>3597</text:p>
          </table:table-cell>
          <table:table-cell office:value-type="float" office:value="-3249" table:formula="of:=-[.C30]" table:style-name="ce1">
            <text:p>-3249</text:p>
          </table:table-cell>
          <table:table-cell office:value-type="float" office:value="3249" table:style-name="ce1">
            <text:p>3249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1375" table:formula="of:=-[.I30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-3225" table:formula="of:=-[.C31]" table:style-name="ce1">
            <text:p>-3225</text:p>
          </table:table-cell>
          <table:table-cell office:value-type="float" office:value="3225" table:style-name="ce1">
            <text:p>3225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875" table:formula="of:=-[.I3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-3053" table:formula="of:=-[.C32]" table:style-name="ce1">
            <text:p>-3053</text:p>
          </table:table-cell>
          <table:table-cell office:value-type="float" office:value="3053" table:style-name="ce1">
            <text:p>3053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1625" table:formula="of:=-[.I32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4042" table:style-name="ce1">
            <text:p>4042</text:p>
          </table:table-cell>
          <table:table-cell office:value-type="float" office:value="-3049" table:formula="of:=-[.C33]" table:style-name="ce1">
            <text:p>-3049</text:p>
          </table:table-cell>
          <table:table-cell office:value-type="float" office:value="3049" table:style-name="ce1">
            <text:p>3049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375" table:formula="of:=-[.I33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-3036" table:formula="of:=-[.C34]" table:style-name="ce1">
            <text:p>-3036</text:p>
          </table:table-cell>
          <table:table-cell office:value-type="float" office:value="3036" table:style-name="ce1">
            <text:p>3036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375" table:formula="of:=-[.I34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3886" table:style-name="ce1">
            <text:p>3886</text:p>
          </table:table-cell>
          <table:table-cell office:value-type="float" office:value="-2774" table:formula="of:=-[.C35]" table:style-name="ce1">
            <text:p>-2774</text:p>
          </table:table-cell>
          <table:table-cell office:value-type="float" office:value="2774" table:style-name="ce1">
            <text:p>2774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875" table:formula="of:=-[.I35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-2710" table:formula="of:=-[.C36]" table:style-name="ce1">
            <text:p>-2710</text:p>
          </table:table-cell>
          <table:table-cell office:value-type="float" office:value="2710" table:style-name="ce1">
            <text:p>271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1375" table:formula="of:=-[.I3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office:value-type="float" office:value="4106" table:style-name="ce1">
            <text:p>4106</text:p>
          </table:table-cell>
          <table:table-cell office:value-type="float" office:value="-2708" table:formula="of:=-[.C37]" table:style-name="ce1">
            <text:p>-2708</text:p>
          </table:table-cell>
          <table:table-cell office:value-type="float" office:value="2708" table:style-name="ce1">
            <text:p>2708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625" table:formula="of:=-[.I3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4348" table:style-name="ce1">
            <text:p>4348</text:p>
          </table:table-cell>
          <table:table-cell office:value-type="float" office:value="-2705" table:formula="of:=-[.C38]" table:style-name="ce1">
            <text:p>-2705</text:p>
          </table:table-cell>
          <table:table-cell office:value-type="float" office:value="2705" table:style-name="ce1">
            <text:p>2705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1125" table:formula="of:=-[.I38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3713" table:style-name="ce1">
            <text:p>3713</text:p>
          </table:table-cell>
          <table:table-cell office:value-type="float" office:value="-2698" table:formula="of:=-[.C39]" table:style-name="ce1">
            <text:p>-2698</text:p>
          </table:table-cell>
          <table:table-cell office:value-type="float" office:value="2698" table:style-name="ce1">
            <text:p>2698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1625" table:formula="of:=-[.I39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3215" table:style-name="ce1">
            <text:p>3215</text:p>
          </table:table-cell>
          <table:table-cell office:value-type="float" office:value="-2664" table:formula="of:=-[.C40]" table:style-name="ce1">
            <text:p>-2664</text:p>
          </table:table-cell>
          <table:table-cell office:value-type="float" office:value="2664" table:style-name="ce1">
            <text:p>2664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875" table:formula="of:=-[.I4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float" office:value="-2648" table:formula="of:=-[.C41]" table:style-name="ce1">
            <text:p>-2648</text:p>
          </table:table-cell>
          <table:table-cell office:value-type="float" office:value="2648" table:style-name="ce1">
            <text:p>2648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125" table:formula="of:=-[.I4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-2610" table:formula="of:=-[.C42]" table:style-name="ce1">
            <text:p>-2610</text:p>
          </table:table-cell>
          <table:table-cell office:value-type="float" office:value="2610" table:style-name="ce1">
            <text:p>2610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1625" table:formula="of:=-[.I42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-2542" table:formula="of:=-[.C43]" table:style-name="ce1">
            <text:p>-2542</text:p>
          </table:table-cell>
          <table:table-cell office:value-type="float" office:value="2542" table:style-name="ce1">
            <text:p>2542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1875" table:formula="of:=-[.I43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3792" table:style-name="ce1">
            <text:p>3792</text:p>
          </table:table-cell>
          <table:table-cell office:value-type="float" office:value="-2527" table:formula="of:=-[.C44]" table:style-name="ce1">
            <text:p>-2527</text:p>
          </table:table-cell>
          <table:table-cell office:value-type="float" office:value="2527" table:style-name="ce1">
            <text:p>2527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125" table:formula="of:=-[.I44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-2510" table:formula="of:=-[.C45]" table:style-name="ce1">
            <text:p>-2510</text:p>
          </table:table-cell>
          <table:table-cell office:value-type="float" office:value="2510" table:style-name="ce1">
            <text:p>2510</text:p>
          </table:table-cell>
          <table:table-cell table:number-columns-repeated="3" table:style-name="ce1"/>
          <table:table-cell office:value-type="float" office:value="3125" table:style-name="ce1">
            <text:p>3125</text:p>
          </table:table-cell>
          <table:table-cell office:value-type="float" office:value="-2125" table:formula="of:=-[.I45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3432" table:style-name="ce1">
            <text:p>3432</text:p>
          </table:table-cell>
          <table:table-cell office:value-type="float" office:value="-2360" table:formula="of:=-[.C46]" table:style-name="ce1">
            <text:p>-2360</text:p>
          </table:table-cell>
          <table:table-cell office:value-type="float" office:value="2360" table:style-name="ce1">
            <text:p>2360</text:p>
          </table:table-cell>
          <table:table-cell table:number-columns-repeated="3" table:style-name="ce1"/>
          <table:table-cell office:value-type="float" office:value="3125" table:style-name="ce1">
            <text:p>3125</text:p>
          </table:table-cell>
          <table:table-cell office:value-type="float" office:value="-2375" table:formula="of:=-[.I46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-2355" table:formula="of:=-[.C47]" table:style-name="ce1">
            <text:p>-2355</text:p>
          </table:table-cell>
          <table:table-cell office:value-type="float" office:value="2355" table:style-name="ce1">
            <text:p>2355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375" table:formula="of:=-[.I47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-2350" table:formula="of:=-[.C48]" table:style-name="ce1">
            <text:p>-2350</text:p>
          </table:table-cell>
          <table:table-cell office:value-type="float" office:value="2350" table:style-name="ce1">
            <text:p>235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3125" table:formula="of:=-[.I4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-2324" table:formula="of:=-[.C49]" table:style-name="ce1">
            <text:p>-2324</text:p>
          </table:table-cell>
          <table:table-cell office:value-type="float" office:value="2324" table:style-name="ce1">
            <text:p>2324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125" table:formula="of:=-[.I4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float" office:value="-2313" table:formula="of:=-[.C50]" table:style-name="ce1">
            <text:p>-2313</text:p>
          </table:table-cell>
          <table:table-cell office:value-type="float" office:value="2313" table:style-name="ce1">
            <text:p>2313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1875" table:formula="of:=-[.I5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-2289" table:formula="of:=-[.C51]" table:style-name="ce1">
            <text:p>-2289</text:p>
          </table:table-cell>
          <table:table-cell office:value-type="float" office:value="2289" table:style-name="ce1">
            <text:p>2289</text:p>
          </table:table-cell>
          <table:table-cell table:number-columns-repeated="3" table:style-name="ce1"/>
          <table:table-cell office:value-type="float" office:value="1625" table:style-name="ce1">
            <text:p>1625</text:p>
          </table:table-cell>
          <table:table-cell office:value-type="float" office:value="-3625" table:formula="of:=-[.I51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-2272" table:formula="of:=-[.C52]" table:style-name="ce1">
            <text:p>-2272</text:p>
          </table:table-cell>
          <table:table-cell office:value-type="float" office:value="2272" table:style-name="ce1">
            <text:p>2272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3875" table:formula="of:=-[.I5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-2054" table:formula="of:=-[.C53]" table:style-name="ce1">
            <text:p>-2054</text:p>
          </table:table-cell>
          <table:table-cell office:value-type="float" office:value="2054" table:style-name="ce1">
            <text:p>2054</text:p>
          </table:table-cell>
          <table:table-cell table:number-columns-repeated="3" table:style-name="ce1"/>
          <table:table-cell office:value-type="float" office:value="1875" table:style-name="ce1">
            <text:p>1875</text:p>
          </table:table-cell>
          <table:table-cell office:value-type="float" office:value="-3625" table:formula="of:=-[.I53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office:value-type="float" office:value="4048" table:style-name="ce1">
            <text:p>4048</text:p>
          </table:table-cell>
          <table:table-cell office:value-type="float" office:value="-1915" table:formula="of:=-[.C54]" table:style-name="ce1">
            <text:p>-1915</text:p>
          </table:table-cell>
          <table:table-cell office:value-type="float" office:value="1915" table:style-name="ce1">
            <text:p>1915</text:p>
          </table:table-cell>
          <table:table-cell table:number-columns-repeated="3" table:style-name="ce1"/>
          <table:table-cell office:value-type="float" office:value="1125" table:style-name="ce1">
            <text:p>1125</text:p>
          </table:table-cell>
          <table:table-cell office:value-type="float" office:value="-3875" table:formula="of:=-[.I54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office:value-type="float" office:value="4025" table:style-name="ce1">
            <text:p>4025</text:p>
          </table:table-cell>
          <table:table-cell office:value-type="float" office:value="-1873" table:formula="of:=-[.C55]" table:style-name="ce1">
            <text:p>-187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float" office:value="1125" table:style-name="ce1">
            <text:p>1125</text:p>
          </table:table-cell>
          <table:table-cell office:value-type="float" office:value="-2375" table:formula="of:=-[.I5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888" table:style-name="ce1">
            <text:p>2888</text:p>
          </table:table-cell>
          <table:table-cell office:value-type="float" office:value="-1719" table:formula="of:=-[.C56]" table:style-name="ce1">
            <text:p>-1719</text:p>
          </table:table-cell>
          <table:table-cell office:value-type="float" office:value="1719" table:style-name="ce1">
            <text:p>1719</text:p>
          </table:table-cell>
          <table:table-cell table:number-columns-repeated="3" table:style-name="ce1"/>
          <table:table-cell office:value-type="float" office:value="1375" table:style-name="ce1">
            <text:p>1375</text:p>
          </table:table-cell>
          <table:table-cell office:value-type="float" office:value="-2375" table:formula="of:=-[.I56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float" office:value="-1713" table:formula="of:=-[.C57]" table:style-name="ce1">
            <text:p>-1713</text:p>
          </table:table-cell>
          <table:table-cell office:value-type="float" office:value="1713" table:style-name="ce1">
            <text:p>1713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625" table:formula="of:=-[.I57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4077" table:style-name="ce1">
            <text:p>4077</text:p>
          </table:table-cell>
          <table:table-cell office:value-type="float" office:value="-1700" table:formula="of:=-[.C58]" table:style-name="ce1">
            <text:p>-1700</text:p>
          </table:table-cell>
          <table:table-cell office:value-type="float" office:value="1700" table:style-name="ce1">
            <text:p>170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375" table:formula="of:=-[.I58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3582" table:style-name="ce1">
            <text:p>3582</text:p>
          </table:table-cell>
          <table:table-cell office:value-type="float" office:value="-1653" table:formula="of:=-[.C59]" table:style-name="ce1">
            <text:p>-1653</text:p>
          </table:table-cell>
          <table:table-cell office:value-type="float" office:value="1653" table:style-name="ce1">
            <text:p>1653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625" table:formula="of:=-[.I5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float" office:value="-1640" table:formula="of:=-[.C60]" table:style-name="ce1">
            <text:p>-1640</text:p>
          </table:table-cell>
          <table:table-cell office:value-type="float" office:value="1640" table:style-name="ce1">
            <text:p>1640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625" table:formula="of:=-[.I60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3400" table:style-name="ce1">
            <text:p>3400</text:p>
          </table:table-cell>
          <table:table-cell office:value-type="float" office:value="-1639" table:formula="of:=-[.C61]" table:style-name="ce1">
            <text:p>-1639</text:p>
          </table:table-cell>
          <table:table-cell office:value-type="float" office:value="1639" table:style-name="ce1">
            <text:p>1639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2375" table:formula="of:=-[.I61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-1476" table:formula="of:=-[.C62]" table:style-name="ce1">
            <text:p>-1476</text:p>
          </table:table-cell>
          <table:table-cell office:value-type="float" office:value="1476" table:style-name="ce1">
            <text:p>1476</text:p>
          </table:table-cell>
          <table:table-cell table:number-columns-repeated="3" table:style-name="ce1"/>
          <table:table-cell office:value-type="float" office:value="4125" table:style-name="ce1">
            <text:p>4125</text:p>
          </table:table-cell>
          <table:table-cell office:value-type="float" office:value="-2625" table:formula="of:=-[.I62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-1448" table:formula="of:=-[.C63]" table:style-name="ce1">
            <text:p>-1448</text:p>
          </table:table-cell>
          <table:table-cell office:value-type="float" office:value="1448" table:style-name="ce1">
            <text:p>1448</text:p>
          </table:table-cell>
          <table:table-cell table:number-columns-repeated="3" table:style-name="ce1"/>
          <table:table-cell office:value-type="float" office:value="4375" table:style-name="ce1">
            <text:p>4375</text:p>
          </table:table-cell>
          <table:table-cell office:value-type="float" office:value="-2375" table:formula="of:=-[.I63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4073" table:style-name="ce1">
            <text:p>4073</text:p>
          </table:table-cell>
          <table:table-cell office:value-type="float" office:value="-1424" table:formula="of:=-[.C64]" table:style-name="ce1">
            <text:p>-1424</text:p>
          </table:table-cell>
          <table:table-cell office:value-type="float" office:value="1424" table:style-name="ce1">
            <text:p>1424</text:p>
          </table:table-cell>
          <table:table-cell table:number-columns-repeated="3" table:style-name="ce1"/>
          <table:table-cell office:value-type="float" office:value="3125" table:style-name="ce1">
            <text:p>3125</text:p>
          </table:table-cell>
          <table:table-cell office:value-type="float" office:value="-2625" table:formula="of:=-[.I64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-1420" table:formula="of:=-[.C65]" table:style-name="ce1">
            <text:p>-1420</text:p>
          </table:table-cell>
          <table:table-cell office:value-type="float" office:value="1420" table:style-name="ce1">
            <text:p>1420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375" table:formula="of:=-[.I6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float" office:value="-1397" table:formula="of:=-[.C66]" table:style-name="ce1">
            <text:p>-1397</text:p>
          </table:table-cell>
          <table:table-cell office:value-type="float" office:value="1397" table:style-name="ce1">
            <text:p>1397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125" table:formula="of:=-[.I66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float" office:value="-1384" table:formula="of:=-[.C67]" table:style-name="ce1">
            <text:p>-1384</text:p>
          </table:table-cell>
          <table:table-cell office:value-type="float" office:value="1384" table:style-name="ce1">
            <text:p>1384</text:p>
          </table:table-cell>
          <table:table-cell table:number-columns-repeated="3" table:style-name="ce1"/>
          <table:table-cell office:value-type="float" office:value="3875" table:style-name="ce1">
            <text:p>3875</text:p>
          </table:table-cell>
          <table:table-cell office:value-type="float" office:value="-2875" table:formula="of:=-[.I67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float" office:value="-1337" table:formula="of:=-[.C68]" table:style-name="ce1">
            <text:p>-1337</text:p>
          </table:table-cell>
          <table:table-cell office:value-type="float" office:value="1337" table:style-name="ce1">
            <text:p>1337</text:p>
          </table:table-cell>
          <table:table-cell table:number-columns-repeated="3" table:style-name="ce1"/>
          <table:table-cell office:value-type="float" office:value="3625" table:style-name="ce1">
            <text:p>3625</text:p>
          </table:table-cell>
          <table:table-cell office:value-type="float" office:value="-2875" table:formula="of:=-[.I68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-1054" table:formula="of:=-[.C69]" table:style-name="ce1">
            <text:p>-1054</text:p>
          </table:table-cell>
          <table:table-cell office:value-type="float" office:value="1054" table:style-name="ce1">
            <text:p>1054</text:p>
          </table:table-cell>
          <table:table-cell table:number-columns-repeated="3" table:style-name="ce1"/>
          <table:table-cell office:value-type="float" office:value="4375" table:style-name="ce1">
            <text:p>4375</text:p>
          </table:table-cell>
          <table:table-cell office:value-type="float" office:value="-2625" table:formula="of:=-[.I6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float" office:value="-1041" table:formula="of:=-[.C70]" table:style-name="ce1">
            <text:p>-1041</text:p>
          </table:table-cell>
          <table:table-cell office:value-type="float" office:value="1041" table:style-name="ce1">
            <text:p>1041</text:p>
          </table:table-cell>
          <table:table-cell table:number-columns-repeated="3" table:style-name="ce1"/>
          <table:table-cell office:value-type="float" office:value="3375" table:style-name="ce1">
            <text:p>3375</text:p>
          </table:table-cell>
          <table:table-cell office:value-type="float" office:value="-2875" table:formula="of:=-[.I70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-992" table:formula="of:=-[.C71]" table:style-name="ce1">
            <text:p>-992</text:p>
          </table:table-cell>
          <table:table-cell office:value-type="float" office:value="992" table:style-name="ce1">
            <text:p>992</text:p>
          </table:table-cell>
          <table:table-cell table:number-columns-repeated="3" table:style-name="ce1"/>
          <table:table-cell office:value-type="float" office:value="4625" table:style-name="ce1">
            <text:p>4625</text:p>
          </table:table-cell>
          <table:table-cell office:value-type="float" office:value="-2375" table:formula="of:=-[.I71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float" office:value="-617" table:formula="of:=-[.C72]" table:style-name="ce1">
            <text:p>-617</text:p>
          </table:table-cell>
          <table:table-cell office:value-type="float" office:value="617" table:style-name="ce1">
            <text:p>617</text:p>
          </table:table-cell>
          <table:table-cell table:number-columns-repeated="3" table:style-name="ce1"/>
          <table:table-cell office:value-type="float" office:value="2625" table:style-name="ce1">
            <text:p>2625</text:p>
          </table:table-cell>
          <table:table-cell office:value-type="float" office:value="-4625" table:formula="of:=-[.I72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2375" table:style-name="ce1">
            <text:p>2375</text:p>
          </table:table-cell>
          <table:table-cell office:value-type="float" office:value="-4625" table:formula="of:=-[.I73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125" table:style-name="ce1">
            <text:p>1125</text:p>
          </table:table-cell>
          <table:table-cell office:value-type="float" office:value="-4125" table:formula="of:=-[.I7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875" table:style-name="ce1">
            <text:p>875</text:p>
          </table:table-cell>
          <table:table-cell office:value-type="float" office:value="-3875" table:formula="of:=-[.I75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875" table:style-name="ce1">
            <text:p>875</text:p>
          </table:table-cell>
          <table:table-cell office:value-type="float" office:value="-4125" table:formula="of:=-[.I76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3125" table:style-name="ce1">
            <text:p>3125</text:p>
          </table:table-cell>
          <table:table-cell office:value-type="float" office:value="-2875" table:formula="of:=-[.I77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375" table:style-name="ce1">
            <text:p>1375</text:p>
          </table:table-cell>
          <table:table-cell office:value-type="float" office:value="-2125" table:formula="of:=-[.I78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1125" table:style-name="ce1">
            <text:p>1125</text:p>
          </table:table-cell>
          <table:table-cell office:value-type="float" office:value="-2125" table:formula="of:=-[.I7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 table:style-name="ce1"/>
          <table:table-cell office:value-type="float" office:value="375" table:style-name="ce1">
            <text:p>375</text:p>
          </table:table-cell>
          <table:table-cell office:value-type="float" office:value="-3125" table:formula="of:=-[.I80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3375" table:formula="of:=-[.I81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4375" table:formula="of:=-[.I82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2125" table:formula="of:=-[.I83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2375" table:formula="of:=-[.I84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4375" table:formula="of:=-[.I85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4375" table:formula="of:=-[.I8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4125" table:formula="of:=-[.I87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2125" table:formula="of:=-[.I88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375" table:formula="of:=-[.I89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2375" table:formula="of:=-[.I90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125" table:formula="of:=-[.I9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875" table:formula="of:=-[.I92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375" table:formula="of:=-[.I93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875" table:formula="of:=-[.I94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375" table:formula="of:=-[.I9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125" table:formula="of:=-[.I96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375" table:formula="of:=-[.I97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125" table:formula="of:=-[.I98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375" table:formula="of:=-[.I99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875" table:formula="of:=-[.I10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875" table:formula="of:=-[.I101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2625" table:formula="of:=-[.I102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875" table:formula="of:=-[.I103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2875" table:formula="of:=-[.I10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875" table:formula="of:=-[.I105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2875" table:formula="of:=-[.I106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625" table:formula="of:=-[.I10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625" table:formula="of:=-[.I10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3375" table:formula="of:=-[.I109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4125" table:formula="of:=-[.I110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625" table:formula="of:=-[.I111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3875" table:formula="of:=-[.I11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375" table:formula="of:=-[.I113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3875" table:formula="of:=-[.I114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625" table:formula="of:=-[.I115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3875" table:formula="of:=-[.I116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4125" table:formula="of:=-[.I117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4375" table:formula="of:=-[.I118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3625" table:formula="of:=-[.I119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4375" table:formula="of:=-[.I120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4375" table:formula="of:=-[.I121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375" table:formula="of:=-[.I122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4125" table:formula="of:=-[.I123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3375" table:formula="of:=-[.I124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3625" table:formula="of:=-[.I125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4625" table:formula="of:=-[.I126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4625" table:formula="of:=-[.I127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4375" table:formula="of:=-[.I128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4375" table:formula="of:=-[.I129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4625" table:formula="of:=-[.I130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375" table:formula="of:=-[.I131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3875" table:formula="of:=-[.I13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3875" table:formula="of:=-[.I133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125" table:formula="of:=-[.I13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125" table:formula="of:=-[.I135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375" table:formula="of:=-[.I13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625" table:formula="of:=-[.I137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125" table:formula="of:=-[.I138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375" table:formula="of:=-[.I139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3375" table:formula="of:=-[.I140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625" table:formula="of:=-[.I141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375" table:formula="of:=-[.I142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375" table:formula="of:=-[.I143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2875" table:formula="of:=-[.I14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125" table:formula="of:=-[.I145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2625" table:formula="of:=-[.I146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2125" table:formula="of:=-[.I147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3125" table:formula="of:=-[.I14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3375" table:formula="of:=-[.I149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3375" table:formula="of:=-[.I150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3125" table:formula="of:=-[.I151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375" table:formula="of:=-[.I152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125" table:formula="of:=-[.I153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125" table:formula="of:=-[.I154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375" table:formula="of:=-[.I155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375" table:formula="of:=-[.I15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625" table:formula="of:=-[.I15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375" table:formula="of:=-[.I158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1125" table:formula="of:=-[.I159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375" table:formula="of:=-[.I160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1125" table:formula="of:=-[.I16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625" table:formula="of:=-[.I162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625" table:formula="of:=-[.I163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1375" table:formula="of:=-[.I164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125" table:formula="of:=-[.I165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1375" table:formula="of:=-[.I16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1875" table:formula="of:=-[.I167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1625" table:formula="of:=-[.I16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1625" table:formula="of:=-[.I169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1625" table:formula="of:=-[.I170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1375" table:formula="of:=-[.I171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1875" table:formula="of:=-[.I172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1875" table:formula="of:=-[.I173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1625" table:formula="of:=-[.I174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1375" table:formula="of:=-[.I175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1625" table:formula="of:=-[.I176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1375" table:formula="of:=-[.I177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1875" table:formula="of:=-[.I178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625" table:formula="of:=-[.I179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875" table:formula="of:=-[.I180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875" table:formula="of:=-[.I18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3875" table:formula="of:=-[.I18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3625" table:formula="of:=-[.I183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125" table:formula="of:=-[.I184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625" table:formula="of:=-[.I185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875" table:formula="of:=-[.I186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2875" table:formula="of:=-[.I187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125" table:formula="of:=-[.I18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625" table:formula="of:=-[.I189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3125" table:formula="of:=-[.I190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3125" table:formula="of:=-[.I191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2875" table:formula="of:=-[.I192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875" table:formula="of:=-[.I193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875" table:formula="of:=-[.I19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3875" table:formula="of:=-[.I195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3625" table:formula="of:=-[.I196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3625" table:formula="of:=-[.I197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3375" table:formula="of:=-[.I198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2125" table:formula="of:=-[.I19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1875" table:formula="of:=-[.I20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2125" table:formula="of:=-[.I201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375" table:formula="of:=-[.I202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375" table:formula="of:=-[.I203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625" table:formula="of:=-[.I204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125" table:formula="of:=-[.I205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875" table:formula="of:=-[.I206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875" table:formula="of:=-[.I207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1625" table:formula="of:=-[.I20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125" table:formula="of:=-[.I20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625" table:formula="of:=-[.I210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1875" table:formula="of:=-[.I211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1125" table:formula="of:=-[.I212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875" table:formula="of:=-[.I213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875" table:formula="of:=-[.I214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625" table:formula="of:=-[.I215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875" table:formula="of:=-[.I216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625" table:formula="of:=-[.I217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4625" table:formula="of:=-[.I21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4625" table:formula="of:=-[.I219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4125" table:formula="of:=-[.I220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4625" table:formula="of:=-[.I221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4375" table:formula="of:=-[.I222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125" table:formula="of:=-[.I223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125" table:formula="of:=-[.I22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375" table:formula="of:=-[.I225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375" table:formula="of:=-[.I226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3625" table:formula="of:=-[.I227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125" table:formula="of:=-[.I228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125" table:formula="of:=-[.I229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2625" table:formula="of:=-[.I230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2625" table:formula="of:=-[.I231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2625" table:formula="of:=-[.I232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3875" table:formula="of:=-[.I233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3875" table:formula="of:=-[.I234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625" table:formula="of:=-[.I235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2875" table:formula="of:=-[.I236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625" table:formula="of:=-[.I237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625" table:formula="of:=-[.I23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4375" table:formula="of:=-[.I239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4875" table:formula="of:=-[.I240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4875" table:formula="of:=-[.I241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4625" table:formula="of:=-[.I242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4875" table:formula="of:=-[.I243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625" table:style-name="ce1">
            <text:p>2625</text:p>
          </table:table-cell>
          <table:table-cell office:value-type="float" office:value="-4875" table:formula="of:=-[.I244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4625" table:formula="of:=-[.I245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4375" table:formula="of:=-[.I24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4625" table:formula="of:=-[.I247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4625" table:formula="of:=-[.I24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4875" table:formula="of:=-[.I249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4875" table:formula="of:=-[.I250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4875" table:formula="of:=-[.I251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875" table:formula="of:=-[.I252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4125" table:formula="of:=-[.I253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4125" table:formula="of:=-[.I254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4875" table:formula="of:=-[.I255]" table:style-name="ce1">
            <text:p>-4875</text:p>
          </table:table-cell>
          <table:table-cell office:value-type="float" office:value="4875" table:style-name="ce1">
            <text:p>4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4375" table:formula="of:=-[.I256]" table:style-name="ce1">
            <text:p>-4375</text:p>
          </table:table-cell>
          <table:table-cell office:value-type="float" office:value="4375" table:style-name="ce1">
            <text:p>4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4125" table:formula="of:=-[.I257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4625" table:formula="of:=-[.I258]" table:style-name="ce1">
            <text:p>-4625</text:p>
          </table:table-cell>
          <table:table-cell office:value-type="float" office:value="4625" table:style-name="ce1">
            <text:p>4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4125" table:formula="of:=-[.I259]" table:style-name="ce1">
            <text:p>-4125</text:p>
          </table:table-cell>
          <table:table-cell office:value-type="float" office:value="4125" table:style-name="ce1">
            <text:p>4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625" table:formula="of:=-[.I260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875" table:formula="of:=-[.I261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3875" table:formula="of:=-[.I262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125" table:formula="of:=-[.I263]" table:style-name="ce1">
            <text:p>-2125</text:p>
          </table:table-cell>
          <table:table-cell office:value-type="float" office:value="2125" table:style-name="ce1">
            <text:p>2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625" table:formula="of:=-[.I264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2375" table:formula="of:=-[.I26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3875" table:formula="of:=-[.I266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3125" table:formula="of:=-[.I267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875" table:formula="of:=-[.I268]" table:style-name="ce1">
            <text:p>-3875</text:p>
          </table:table-cell>
          <table:table-cell office:value-type="float" office:value="3875" table:style-name="ce1">
            <text:p>3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2625" table:formula="of:=-[.I269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3375" table:formula="of:=-[.I270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3125" table:formula="of:=-[.I271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3625" table:formula="of:=-[.I272]" table:style-name="ce1">
            <text:p>-3625</text:p>
          </table:table-cell>
          <table:table-cell office:value-type="float" office:value="3625" table:style-name="ce1">
            <text:p>3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625" table:style-name="ce1">
            <text:p>4625</text:p>
          </table:table-cell>
          <table:table-cell office:value-type="float" office:value="-2875" table:formula="of:=-[.I273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2875" table:formula="of:=-[.I274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875" table:style-name="ce1">
            <text:p>4875</text:p>
          </table:table-cell>
          <table:table-cell office:value-type="float" office:value="-2375" table:formula="of:=-[.I275]" table:style-name="ce1">
            <text:p>-2375</text:p>
          </table:table-cell>
          <table:table-cell office:value-type="float" office:value="2375" table:style-name="ce1">
            <text:p>2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375" table:formula="of:=-[.I276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625" table:formula="of:=-[.I277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625" table:formula="of:=-[.I278]" table:style-name="ce1">
            <text:p>-1625</text:p>
          </table:table-cell>
          <table:table-cell office:value-type="float" office:value="1625" table:style-name="ce1">
            <text:p>1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875" table:formula="of:=-[.I279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875" table:formula="of:=-[.I280]" table:style-name="ce1">
            <text:p>-1875</text:p>
          </table:table-cell>
          <table:table-cell office:value-type="float" office:value="1875" table:style-name="ce1">
            <text:p>1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1125" table:formula="of:=-[.I281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125" table:formula="of:=-[.I282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1375" table:formula="of:=-[.I283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1125" table:formula="of:=-[.I284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875" table:formula="of:=-[.I285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625" table:formula="of:=-[.I286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625" table:formula="of:=-[.I287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625" table:formula="of:=-[.I288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625" table:formula="of:=-[.I289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375" table:style-name="ce1">
            <text:p>3375</text:p>
          </table:table-cell>
          <table:table-cell office:value-type="float" office:value="-625" table:formula="of:=-[.I290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875" table:formula="of:=-[.I291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375" table:style-name="ce1">
            <text:p>4375</text:p>
          </table:table-cell>
          <table:table-cell office:value-type="float" office:value="-1375" table:formula="of:=-[.I292]" table:style-name="ce1">
            <text:p>-1375</text:p>
          </table:table-cell>
          <table:table-cell office:value-type="float" office:value="1375" table:style-name="ce1">
            <text:p>1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375" table:style-name="ce1">
            <text:p>1375</text:p>
          </table:table-cell>
          <table:table-cell office:value-type="float" office:value="-375" table:formula="of:=-[.I293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625" table:style-name="ce1">
            <text:p>625</text:p>
          </table:table-cell>
          <table:table-cell office:value-type="float" office:value="-625" table:formula="of:=-[.I294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875" table:formula="of:=-[.I295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125" table:style-name="ce1">
            <text:p>1125</text:p>
          </table:table-cell>
          <table:table-cell office:value-type="float" office:value="-375" table:formula="of:=-[.I296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375" table:formula="of:=-[.I297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625" table:style-name="ce1">
            <text:p>1625</text:p>
          </table:table-cell>
          <table:table-cell office:value-type="float" office:value="-625" table:formula="of:=-[.I298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25" table:style-name="ce1">
            <text:p>125</text:p>
          </table:table-cell>
          <table:table-cell office:value-type="float" office:value="-875" table:formula="of:=-[.I299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1875" table:style-name="ce1">
            <text:p>1875</text:p>
          </table:table-cell>
          <table:table-cell office:value-type="float" office:value="-375" table:formula="of:=-[.I300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625" table:formula="of:=-[.I301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625" table:style-name="ce1">
            <text:p>3625</text:p>
          </table:table-cell>
          <table:table-cell office:value-type="float" office:value="-625" table:formula="of:=-[.I302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375" table:formula="of:=-[.I303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875" table:formula="of:=-[.I304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75" table:style-name="ce1">
            <text:p>375</text:p>
          </table:table-cell>
          <table:table-cell office:value-type="float" office:value="-625" table:formula="of:=-[.I305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125" table:style-name="ce1">
            <text:p>2125</text:p>
          </table:table-cell>
          <table:table-cell office:value-type="float" office:value="-375" table:formula="of:=-[.I306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375" table:style-name="ce1">
            <text:p>2375</text:p>
          </table:table-cell>
          <table:table-cell office:value-type="float" office:value="-375" table:formula="of:=-[.I307]" table:style-name="ce1">
            <text:p>-375</text:p>
          </table:table-cell>
          <table:table-cell office:value-type="float" office:value="375" table:style-name="ce1">
            <text:p>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875" table:formula="of:=-[.I308]" table:style-name="ce1">
            <text:p>-875</text:p>
          </table:table-cell>
          <table:table-cell office:value-type="float" office:value="875" table:style-name="ce1">
            <text:p>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875" table:style-name="ce1">
            <text:p>3875</text:p>
          </table:table-cell>
          <table:table-cell office:value-type="float" office:value="-625" table:formula="of:=-[.I309]" table:style-name="ce1">
            <text:p>-625</text:p>
          </table:table-cell>
          <table:table-cell office:value-type="float" office:value="625" table:style-name="ce1">
            <text:p>6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4125" table:style-name="ce1">
            <text:p>4125</text:p>
          </table:table-cell>
          <table:table-cell office:value-type="float" office:value="-1125" table:formula="of:=-[.I310]" table:style-name="ce1">
            <text:p>-1125</text:p>
          </table:table-cell>
          <table:table-cell office:value-type="float" office:value="1125" table:style-name="ce1">
            <text:p>1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3125" table:style-name="ce1">
            <text:p>3125</text:p>
          </table:table-cell>
          <table:table-cell office:value-type="float" office:value="-3375" table:formula="of:=-[.I311]" table:style-name="ce1">
            <text:p>-3375</text:p>
          </table:table-cell>
          <table:table-cell office:value-type="float" office:value="3375" table:style-name="ce1">
            <text:p>33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2875" table:formula="of:=-[.I312]" table:style-name="ce1">
            <text:p>-2875</text:p>
          </table:table-cell>
          <table:table-cell office:value-type="float" office:value="2875" table:style-name="ce1">
            <text:p>287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2875" table:style-name="ce1">
            <text:p>2875</text:p>
          </table:table-cell>
          <table:table-cell office:value-type="float" office:value="-3125" table:formula="of:=-[.I313]" table:style-name="ce1">
            <text:p>-3125</text:p>
          </table:table-cell>
          <table:table-cell office:value-type="float" office:value="3125" table:style-name="ce1">
            <text:p>3125</text:p>
          </table:table-cell>
          <table:table-cell table:number-columns-repeated="16375"/>
        </table:table-row>
        <table:table-row table:style-name="ro1">
          <table:table-cell table:number-columns-repeated="6"/>
          <table:table-cell office:value-type="float" office:value="875" table:style-name="ce1">
            <text:p>875</text:p>
          </table:table-cell>
          <table:table-cell office:value-type="float" office:value="-2625" table:formula="of:=-[.I314]" table:style-name="ce1">
            <text:p>-2625</text:p>
          </table:table-cell>
          <table:table-cell office:value-type="float" office:value="2625" table:style-name="ce1">
            <text:p>2625</text:p>
          </table:table-cell>
          <table:table-cell table:number-columns-repeated="16375"/>
        </table:table-row>
        <table:table-row table:number-rows-repeated="1048262" table:style-name="ro1">
          <table:table-cell table:number-columns-repeated="16384"/>
        </table:table-row>
      </table:table>
      <table:table table:name="Sheet2" table:style-name="ta2">
        <table:table-column table:style-name="co7" table:default-cell-style-name="ce1"/>
        <table:table-column table:style-name="co6" table:number-columns-repeated="16383" table:default-cell-style-name="ce1"/>
        <table:table-row table:style-name="ro2">
          <table:table-cell office:value-type="percentage" office:value="0.5" table:style-name="ce3">
            <text:p>50%</text:p>
          </table:table-cell>
          <table:table-cell table:style-name="ce1"/>
          <table:table-cell table:style-name="ce3"/>
          <table:table-cell table:number-columns-repeated="16381" table:style-name="ce1"/>
        </table:table-row>
        <table:table-row table:style-name="ro2">
          <table:table-cell office:value-type="string" table:style-name="ce1">
            <text:p>west gate</text:p>
          </table:table-cell>
          <table:table-cell table:style-name="ce1"/>
          <table:table-cell office:value-type="string" table:style-name="ce1">
            <text:p>mesagoza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8s</text:p>
          </table:table-cell>
          <table:table-cell office:value-type="string" table:style-name="ce1">
            <text:p>6.5s</text:p>
          </table:table-cell>
          <table:table-cell office:value-type="string" table:style-name="ce1">
            <text:p>7.5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horiz</text:p>
          </table:table-cell>
          <table:table-cell office:value-type="string" table:style-name="ce1">
            <text:p>vert</text:p>
          </table:table-cell>
          <table:table-cell office:value-type="string" table:style-name="ce1">
            <text:p>horiz</text:p>
          </table:table-cell>
          <table:table-cell office:value-type="string" table:style-name="ce1">
            <text:p>vert</text:p>
          </table:table-cell>
          <table:table-cell table:number-columns-repeated="16380" table:style-name="ce1"/>
        </table:table-row>
        <table:table-row table:style-name="ro2">
          <table:table-cell office:value-type="float" office:value="4.2" table:style-name="ce1">
            <text:p>4.2</text:p>
          </table:table-cell>
          <table:table-cell office:value-type="float" office:value="1.9" table:style-name="ce1">
            <text:p>1.9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number-rows-repeated="2" table:style-name="ro2">
          <table:table-cell office:value-type="float" office:value="4.2" table:style-name="ce1">
            <text:p>4.2</text:p>
          </table:table-cell>
          <table:table-cell office:value-type="float" office:value="2" table:style-name="ce1">
            <text:p>2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style-name="ro2">
          <table:table-cell office:value-type="float" office:value="4.3" table:style-name="ce1">
            <text:p>4.3</text:p>
          </table:table-cell>
          <table:table-cell table:style-name="ce1"/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style-name="ro2">
          <table:table-cell office:value-type="float" office:value="4.5999999999999996" table:style-name="ce1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4" table:style-name="ce1">
            <text:p>1.4</text:p>
          </table:table-cell>
          <table:table-cell table:number-columns-repeated="16380" table:style-name="ce1"/>
        </table:table-row>
        <table:table-row table:number-rows-repeated="3" table:style-name="ro2">
          <table:table-cell office:value-type="float" office:value="4.5999999999999996" table:style-name="ce1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16380" table:style-name="ce1"/>
        </table:table-row>
        <table:table-row table:style-name="ro2">
          <table:table-cell office:value-type="float" office:value="4.5999999999999996" table:style-name="ce1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0.22237960339943344" table:formula="of:=7.85/35.3" table:style-name="ce1">
            <text:p>0.222379603</text:p>
          </table:table-cell>
          <table:table-cell table:number-columns-repeated="16377"/>
        </table:table-row>
        <table:table-row table:style-name="ro2">
          <table:table-cell office:value-type="float" office:value="4.5999999999999996" table:style-name="ce2">
            <text:p>4.6</text:p>
          </table:table-cell>
          <table:table-cell table:style-name="ce1"/>
          <table:table-cell office:value-type="float" office:value="1.6" table:style-name="ce2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2" table:style-name="ce1"/>
          <table:table-cell office:value-type="float" office:value="0.1926345609065156" table:formula="of:=6.8/35.3" table:style-name="ce1">
            <text:p>0.192634561</text:p>
          </table:table-cell>
          <table:table-cell table:number-columns-repeated="16377"/>
        </table:table-row>
        <table:table-row table:style-name="ro2">
          <table:table-cell office:value-type="float" office:value="4.5999999999999996" table:style-name="ce2">
            <text:p>4.6</text:p>
          </table:table-cell>
          <table:table-cell table:style-name="ce2"/>
          <table:table-cell office:value-type="float" office:value="1.6" table:style-name="ce2">
            <text:p>1.6</text:p>
          </table:table-cell>
          <table:table-cell office:value-type="float" office:value="1.6" table:style-name="ce2">
            <text:p>1.6</text:p>
          </table:table-cell>
          <table:table-cell table:number-columns-repeated="16380" table:style-name="ce1"/>
        </table:table-row>
        <table:table-row table:style-name="ro2">
          <table:table-cell office:value-type="float" office:value="4.5999999999999996" table:style-name="ce2">
            <text:p>4.6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2">
            <text:p>1.6</text:p>
          </table:table-cell>
          <table:table-cell table:number-columns-repeated="16380" table:style-name="ce1"/>
        </table:table-row>
        <table:table-row table:number-rows-repeated="2" table:style-name="ro2">
          <table:table-cell office:value-type="float" office:value="4.9000000000000004" table:style-name="ce1">
            <text:p>4.9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5.3" table:style-name="ce1">
            <text:p>5.3</text:p>
          </table:table-cell>
          <table:table-cell table:style-name="ce1"/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table:number-columns-repeated="16380"/>
        </table:table-row>
        <table:table-row table:style-name="ro2">
          <table:table-cell office:value-type="float" office:value="5.3" table:style-name="ce1">
            <text:p>5.3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table:number-columns-repeated="16380"/>
        </table:table-row>
        <table:table-row table:number-rows-repeated="2" table:style-name="ro2">
          <table:table-cell office:value-type="float" office:value="5.3" table:style-name="ce1">
            <text:p>5.3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1.8" table:style-name="ce1">
            <text:p>1.8</text:p>
          </table:table-cell>
          <table:table-cell table:number-columns-repeated="16380"/>
        </table:table-row>
        <table:table-row table:style-name="ro2">
          <table:table-cell office:value-type="float" office:value="5.7" table:style-name="ce1">
            <text:p>5.7</text:p>
          </table:table-cell>
          <table:table-cell table:style-name="ce1"/>
          <table:table-cell office:value-type="float" office:value="1.7" table:style-name="ce1">
            <text:p>1.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2.5" table:style-name="ce1">
            <text:p>2.5</text:p>
          </table:table-cell>
          <table:table-cell table:number-columns-repeated="16380"/>
        </table:table-row>
        <table:table-row table:style-name="ro2">
          <table:table-cell office:value-type="float" office:value="6.3" table:style-name="ce1">
            <text:p>6.3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3.7369706840390879" table:formula="of:=35.3/(35.3-4.6)*3.25" table:style-name="ce1">
            <text:p>3.736970684</text:p>
          </table:table-cell>
          <table:table-cell office:value-type="float" office:value="3.8626139817629181" table:formula="of:=35.3/(35.3-2.4)*3.6" table:style-name="ce1">
            <text:p>3.862613982</text:p>
          </table:table-cell>
          <table:table-cell office:value-type="float" office:value="6.8086053412462917" table:formula="of:=35.3/(35.3-1.6)*6.5" table:style-name="ce1">
            <text:p>6.808605341</text:p>
          </table:table-cell>
          <table:table-cell office:value-type="float" office:value="7.8560830860534132" table:formula="of:=35.3/(35.3-1.6)*7.5" table:style-name="ce1">
            <text:p>7.856083086</text:p>
          </table:table-cell>
          <table:table-cell table:number-columns-repeated="16380"/>
        </table:table-row>
        <table:table-row table:number-rows-repeated="1048548" table:style-name="ro2">
          <table:table-cell table:number-columns-repeated="16384"/>
        </table:table-row>
      </table:table>
      <table:database-ranges>
        <table:database-range table:target-range-address="Sheet1.A1:Sheet1.C1048576" table:name="__Anonymous_Sheet_DB__0" table:contains-header="false">
          <table:sort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_54_0_37__32_-_32_Accent4" style:display-name="60% - Accent4" style:family="table-cell" style:data-style-name="N0">
      <style:table-cell-properties fo:background-color="#FFD966"/>
      <style:text-properties style:font-name="Calibri" style:font-name-asian="Calibri" style:font-name-complex="Calibri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Daniel Rong</dc:creator>
    <meta:creation-date>2023-02-05T20:54:33Z</meta:creation-date>
    <dc:date>2023-02-08T20:00:04Z</dc:date>
    <meta:editing-cycles>10</meta:editing-cycles>
    <meta:editing-duration>PT229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solid" svg:stroke-width="0.0069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-5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5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335.7935433070866pt" svg:width="378.5399212598425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Sheet1.$B$1:.$B$314" chart:class="chart:scatter" chart:attached-axis="primary-y" chart:style-name="G0S0">
            <chart:domain table:cell-range-address="Sheet1.$A$1:.$A$314"/>
            <chart:data-point chart:repeated="3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